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Courier, mono, serif"/>
    <style:font-face style:name="Times New Roman" svg:font-family="'Times New Roman'"/>
    <style:font-face style:name="Trebuchet MS" svg:font-family="'Trebuchet MS', 'Helvetica Neue', Arial, Helvetica, sans-serif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423cm" fo:margin-bottom="0.106cm" loext:contextual-spacing="false" fo:line-height="100%" fo:text-align="center" style:justify-single-word="false" fo:keep-together="auto" fo:orphans="2" fo:widows="2" fo:text-indent="0cm" style:auto-text-indent="false" fo:break-before="pag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1" fo:font-size="16pt" fo:language="ru" fo:country="RU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2" style:family="paragraph" style:parent-style-name="Standard">
      <style:paragraph-properties fo:margin-left="0cm" fo:margin-right="0cm" fo:margin-top="0.212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1" fo:font-size="12pt" fo:language="ru" fo:country="RU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P3" style:family="paragraph" style:parent-style-name="Standard">
      <style:paragraph-properties fo:margin-left="0cm" fo:margin-right="0cm" fo:margin-top="0.212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language="ru" fo:country="RU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4" style:family="paragraph" style:parent-style-name="Standard">
      <style:paragraph-properties fo:margin-left="0cm" fo:margin-right="0cm" fo:margin-top="0.106cm" fo:margin-bottom="0.106cm" loext:contextual-spacing="false" fo:line-height="100%" fo:text-align="center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1" fo:font-size="12pt" fo:language="ru" fo:country="RU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2pt" fo:language="ru" fo:country="RU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language="ru" fo:country="RU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language="ru" fo:country="RU" fo:font-style="normal" style:text-underline-style="none" fo:font-weight="normal" officeooo:rsid="00447ae2" officeooo:paragraph-rsid="00437462" style:font-name-asian="Times New Roman2" style:font-size-asian="14pt" style:font-style-asian="normal" style:font-weight-asian="normal" style:font-name-complex="Times New Roman2" style:font-size-complex="14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font-name="Times New Roman1" fo:font-size="14pt" fo:font-style="normal" fo:font-weight="normal" officeooo:paragraph-rsid="010377f8" style:font-size-asian="14pt" style:font-size-complex="14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style:font-name="Times New Roman1" fo:font-size="12pt" fo:language="ru" fo:country="RU" fo:font-weight="bold" officeooo:rsid="00176ebe" officeooo:paragraph-rsid="00176ebe" style:font-name-asian="Times New Roman2" style:font-size-asian="12pt" style:font-weight-asian="bold" style:font-name-complex="Times New Roman2" style:font-size-complex="12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1" fo:font-size="12pt" fo:language="ru" fo:country="RU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break-before="pag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6pt" fo:language="ru" fo:country="RU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12" style:family="paragraph" style:parent-style-name="Standard">
      <style:paragraph-properties fo:margin-left="0cm" fo:margin-right="0cm" fo:margin-top="0.423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1" fo:font-size="12pt" fo:language="ru" fo:country="RU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P13" style:family="paragraph" style:parent-style-name="Standard">
      <style:paragraph-properties fo:margin-left="0cm" fo:margin-right="0cm" fo:margin-top="0cm" fo:margin-bottom="0.347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language="ru" fo:country="RU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14" style:family="paragraph" style:parent-style-name="Standard">
      <style:paragraph-properties fo:margin-left="0cm" fo:margin-right="0cm" fo:margin-top="0cm" fo:margin-bottom="0.347cm" loext:contextual-spacing="false" fo:line-height="100%" fo:text-align="start" style:justify-single-word="false" fo:orphans="2" fo:widows="2" fo:text-indent="0cm" style:auto-text-indent="false" fo:padding="0cm" fo:border="none"/>
      <style:text-properties officeooo:paragraph-rsid="00855fbd"/>
    </style:style>
    <style:style style:name="P15" style:family="paragraph" style:parent-style-name="Standard">
      <style:paragraph-properties fo:margin-left="0cm" fo:margin-right="0cm" fo:margin-top="0cm" fo:margin-bottom="0.347cm" loext:contextual-spacing="false" fo:line-height="100%" fo:text-align="start" style:justify-single-word="false" fo:orphans="2" fo:widows="2" fo:text-indent="0cm" style:auto-text-indent="false" fo:padding="0cm" fo:border="none"/>
      <style:text-properties officeooo:paragraph-rsid="0106694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1cm" style:auto-text-indent="false" fo:padding="0cm" fo:border="none" fo:keep-with-next="auto">
        <style:tab-stops>
          <style:tab-stop style:position="16.484cm" style:type="right"/>
        </style:tab-stops>
      </style:paragraph-properties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1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2pt" fo:language="ru" fo:country="RU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1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language="ru" fo:country="RU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1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language="ru" fo:country="RU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20" style:family="paragraph" style:parent-style-name="Standard">
      <style:paragraph-properties fo:margin-left="0cm" fo:margin-right="0cm" fo:margin-top="0.423cm" fo:margin-bottom="0.106cm" loext:contextual-spacing="false" fo:line-height="100%" fo:text-align="center" style:justify-single-word="false" fo:keep-together="auto" fo:orphans="2" fo:widows="2" fo:text-indent="1cm" style:auto-text-indent="false" fo:break-before="pag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1" fo:font-size="16pt" fo:language="ru" fo:country="RU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21" style:family="paragraph" style:parent-style-name="Standard">
      <style:paragraph-properties fo:margin-left="0cm" fo:margin-right="0cm" fo:margin-top="0.423cm" fo:margin-bottom="0.106cm" loext:contextual-spacing="false" fo:line-height="100%" fo:text-align="end" style:justify-single-word="false" fo:keep-together="auto" fo:orphans="2" fo:widows="2" fo:text-indent="1cm" style:auto-text-indent="false" fo:break-before="page" fo:padding="0cm" fo:border="none" fo:keep-with-next="always"/>
      <style:text-properties officeooo:paragraph-rsid="00eae9e1"/>
    </style:style>
    <style:style style:name="P22" style:family="paragraph" style:parent-style-name="Standard">
      <style:paragraph-properties fo:margin-left="0cm" fo:margin-right="0cm" fo:margin-top="0.423cm" fo:margin-bottom="0.106cm" loext:contextual-spacing="false" fo:line-height="100%" fo:text-align="center" style:justify-single-word="false" fo:keep-together="auto" fo:orphans="2" fo:widows="2" fo:text-indent="1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1" fo:font-size="16pt" fo:language="ru" fo:country="RU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23" style:family="paragraph" style:parent-style-name="Standard">
      <style:paragraph-properties fo:margin-left="7.502cm" fo:margin-right="0cm" fo:margin-top="0cm" fo:margin-bottom="0cm" loext:contextual-spacing="false" fo:line-height="100%" fo:text-align="justify" style:justify-single-word="false" fo:keep-together="auto" fo:orphans="2" fo:widows="2" fo:text-indent="0.998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language="ru" fo:country="RU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24" style:family="paragraph" style:parent-style-name="Standard">
      <style:paragraph-properties fo:margin-left="7.502cm" fo:margin-right="0cm" fo:margin-top="0cm" fo:margin-bottom="0cm" loext:contextual-spacing="false" fo:line-height="100%" fo:text-align="justify" style:justify-single-word="false" fo:keep-together="auto" fo:orphans="2" fo:widows="2" fo:text-indent="0.998cm" style:auto-text-indent="false" fo:padding="0cm" fo:border="none" fo:keep-with-next="auto"/>
      <style:text-properties fo:language="ru" fo:country="RU"/>
    </style:style>
    <style:style style:name="P25" style:family="paragraph" style:parent-style-name="Standard" style:master-page-name="Standard">
      <style:paragraph-properties fo:margin-left="0cm" fo:margin-right="0cm" fo:margin-top="0.212cm" fo:margin-bottom="0cm" loext:contextual-spacing="false" fo:line-height="100%" fo:text-align="center" style:justify-single-word="false" fo:keep-together="auto" fo:orphans="2" fo:widows="2" fo:text-indent="0cm" style:auto-text-indent="false" style:page-number="1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1" fo:font-size="12pt" fo:language="ru" fo:country="RU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P26" style:family="paragraph" style:parent-style-name="Standard">
      <style:paragraph-properties fo:margin-left="0cm" fo:margin-right="0cm" fo:margin-top="0.423cm" fo:margin-bottom="0.106cm" loext:contextual-spacing="false" fo:line-height="100%" fo:text-align="start" style:justify-single-word="false" fo:orphans="2" fo:widows="2" fo:text-indent="0cm" style:auto-text-indent="false" fo:padding="0cm" fo:border="none"/>
      <style:text-properties officeooo:paragraph-rsid="00f8e412"/>
    </style:style>
    <style:style style:name="P27" style:family="paragraph" style:parent-style-name="Standard">
      <style:paragraph-properties fo:margin-left="0cm" fo:margin-right="0cm" fo:margin-top="0.423cm" fo:margin-bottom="0.106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1" fo:font-size="14pt" fo:language="ru" fo:country="RU" fo:font-style="normal" fo:font-weight="normal" officeooo:rsid="00f8e412" officeooo:paragraph-rsid="00f8e412" style:font-name-asian="Times New Roman2" style:font-size-asian="12.25pt" style:font-name-complex="Times New Roman2" style:font-size-complex="14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language="ru" fo:country="RU" officeooo:paragraph-rsid="01074caf"/>
    </style:style>
    <style:style style:name="P29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39900" style:font-name="monospace" fo:font-size="10.5pt" fo:letter-spacing="normal" fo:font-style="normal" fo:font-weight="normal" loext:padding="0cm" loext:border="none"/>
    </style:style>
    <style:style style:name="P30" style:family="paragraph" style:parent-style-name="Text_20_body" style:list-style-name="L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39900" style:font-name="monospace" fo:font-size="10.5pt" fo:letter-spacing="normal" fo:font-style="normal" fo:font-weight="normal" loext:padding="0cm" loext:border="none"/>
    </style:style>
    <style:style style:name="P31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12529" fo:letter-spacing="normal" loext:padding="0cm" loext:border="none"/>
    </style:style>
    <style:style style:name="P32" style:family="paragraph" style:parent-style-name="Text_20_body" style:list-style-name="L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12529" fo:letter-spacing="normal" loext:padding="0cm" loext:border="none"/>
    </style:style>
    <style:style style:name="P33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monospace" fo:font-size="10.5pt" fo:letter-spacing="normal" fo:font-style="normal" fo:font-weight="normal" loext:padding="0cm" loext:border="none"/>
    </style:style>
    <style:style style:name="P34" style:family="paragraph" style:parent-style-name="Text_20_body" style:list-style-name="L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monospace" fo:font-size="10.5pt" fo:letter-spacing="normal" fo:font-style="normal" fo:font-weight="normal" loext:padding="0cm" loext:border="none"/>
    </style:style>
    <style:style style:name="P35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8000" style:font-name="monospace" fo:font-size="10.5pt" fo:letter-spacing="normal" fo:font-style="normal" fo:font-weight="normal" loext:padding="0cm" loext:border="none"/>
    </style:style>
    <style:style style:name="P36" style:family="paragraph" style:parent-style-name="Text_20_body" style:list-style-name="L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8000" style:font-name="monospace" fo:font-size="10.5pt" fo:letter-spacing="normal" fo:font-style="normal" fo:font-weight="normal" loext:padding="0cm" loext:border="none"/>
    </style:style>
    <style:style style:name="P37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666666" style:font-name="monospace" fo:font-size="10.5pt" fo:letter-spacing="normal" fo:font-style="normal" fo:font-weight="normal" loext:padding="0cm" loext:border="none"/>
    </style:style>
    <style:style style:name="P38" style:family="paragraph" style:parent-style-name="Text_20_body" style:list-style-name="L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666666" style:font-name="monospace" fo:font-size="10.5pt" fo:letter-spacing="normal" fo:font-style="normal" fo:font-weight="normal" loext:padding="0cm" loext:border="none"/>
    </style:style>
    <style:style style:name="P39" style:family="paragraph" style:parent-style-name="Text_20_body">
      <style:paragraph-properties fo:margin-left="0cm" fo:margin-right="0cm" fo:margin-top="0.423cm" fo:margin-bottom="0.106cm" loext:contextual-spacing="false" fo:line-height="100%" fo:text-align="start" style:justify-single-word="false" fo:orphans="2" fo:widows="2" fo:text-indent="1cm" style:auto-text-indent="false" fo:padding="0cm" fo:border="none"/>
      <style:text-properties fo:font-variant="normal" fo:text-transform="none" fo:color="#808080" style:font-name="Consolas" fo:font-size="9pt" fo:letter-spacing="normal" fo:language="ru" fo:country="RU" fo:font-style="normal" fo:font-weight="normal" officeooo:rsid="00423a82" officeooo:paragraph-rsid="00eae9e1" style:font-name-asian="Times New Roman2" style:font-size-asian="16pt" style:font-name-complex="Times New Roman2" style:font-size-complex="16pt" loext:padding="0cm" loext:border="none"/>
    </style:style>
    <style:style style:name="P40" style:family="paragraph" style:parent-style-name="Text_20_body">
      <style:paragraph-properties fo:margin-left="0cm" fo:margin-right="0cm" fo:margin-top="0.423cm" fo:margin-bottom="0.106cm" loext:contextual-spacing="false" fo:line-height="100%" fo:text-align="start" style:justify-single-word="false" fo:orphans="2" fo:widows="2" fo:text-indent="1cm" style:auto-text-indent="false" fo:padding="0cm" fo:border="none"/>
      <style:text-properties fo:font-variant="normal" fo:text-transform="none" fo:color="#339900" style:font-name="monospace" fo:font-size="10.5pt" fo:letter-spacing="normal" fo:language="ru" fo:country="RU" fo:font-style="normal" fo:font-weight="normal" officeooo:rsid="00423a82" officeooo:paragraph-rsid="00eae9e1" style:font-name-asian="Times New Roman2" style:font-size-asian="16pt" style:font-name-complex="Times New Roman2" style:font-size-complex="16pt" loext:padding="0cm" loext:border="non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1c6c4f" style:font-name-asian="Times New Roman2" style:font-size-asian="14pt" style:font-style-asian="normal" style:font-weight-asian="normal" style:font-name-complex="Times New Roman2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anguage="ru" fo:country="RU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anguage="ru" fo:country="RU" fo:font-style="normal" style:text-underline-style="none" fo:font-weight="normal" officeooo:rsid="00f8e412" style:font-name-asian="Times New Roman2" style:font-size-asian="12.25pt" style:font-style-asian="normal" style:font-weight-asian="normal" style:font-name-complex="Times New Roman2" style:font-size-complex="14pt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anguage="ru" fo:country="RU" fo:font-style="normal" style:text-underline-style="none" fo:font-weight="normal" officeooo:rsid="01068acc" style:font-name-asian="Times New Roman2" style:font-size-asian="12.25pt" style:font-style-asian="normal" style:font-weight-asian="normal" style:font-name-complex="Times New Roman2" style:font-size-complex="14pt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anguage="ru" fo:country="RU" fo:font-style="normal" style:text-underline-style="none" fo:font-weight="normal" officeooo:rsid="01071624" style:font-name-asian="Times New Roman2" style:font-size-asian="12.25pt" style:font-style-asian="normal" style:font-weight-asian="normal" style:font-name-complex="Times New Roman2" style:font-size-complex="14pt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officeooo:rsid="00deaa9e" style:font-name-asian="Times New Roman2" style:font-size-asian="14pt" style:font-style-asian="normal" style:font-weight-asian="normal" style:font-name-complex="Times New Roman2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officeooo:rsid="00f18604" style:font-name-asian="Times New Roman2" style:font-size-asian="14pt" style:font-style-asian="normal" style:font-weight-asian="normal" style:font-name-complex="Times New Roman2" style:font-size-complex="1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officeooo:rsid="0100ed8f" style:font-name-asian="Times New Roman2" style:font-size-asian="14pt" style:font-style-asian="normal" style:font-weight-asian="normal" style:font-name-complex="Times New Roman2" style:font-size-complex="14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officeooo:rsid="00deaa9e" style:font-name-asian="Times New Roman2" style:font-size-asian="14pt" style:font-style-asian="normal" style:font-weight-asian="normal" style:font-name-complex="Times New Roman2" style:font-size-complex="14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1" fo:font-size="16pt" fo:language="ru" fo:country="RU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1" fo:font-size="16pt" fo:language="ru" fo:country="RU" fo:font-style="italic" style:text-underline-style="none" fo:font-weight="normal" style:font-name-asian="Times New Roman2" style:font-size-asian="16pt" style:font-style-asian="italic" style:font-weight-asian="normal" style:font-name-complex="Times New Roman2" style:font-size-complex="16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officeooo:rsid="00e3ce24" style:font-name-asian="Times New Roman2" style:font-size-asian="14pt" style:font-style-asian="normal" style:font-weight-asian="normal" style:font-name-complex="Times New Roman2" style:font-size-complex="14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officeooo:rsid="00e56e1a" style:font-name-asian="Times New Roman2" style:font-size-asian="14pt" style:font-style-asian="normal" style:font-weight-asian="normal" style:font-name-complex="Times New Roman2" style:font-size-complex="14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officeooo:rsid="01074caf" style:font-name-asian="Times New Roman2" style:font-size-asian="14pt" style:font-style-asian="normal" style:font-weight-asian="normal" style:font-name-complex="Times New Roman2" style:font-size-complex="14pt"/>
    </style:style>
    <style:style style:name="T16" style:family="text">
      <style:text-properties fo:font-variant="normal" fo:text-transform="none" fo:color="#0563c1" style:text-line-through-style="none" style:text-line-through-type="none" style:text-position="0% 100%" style:font-name="Times New Roman1" fo:font-size="14pt" fo:language="ru" fo:country="RU" fo:font-style="normal" style:text-underline-style="solid" style:text-underline-width="auto" style:text-underline-color="font-color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T17" style:family="text">
      <style:text-properties fo:font-variant="normal" fo:text-transform="none" fo:color="#2e2e2e" style:font-name="Times New Roman1" fo:font-size="14pt" fo:letter-spacing="normal" fo:language="ru" fo:country="RU" fo:font-style="normal" fo:font-weight="normal" officeooo:rsid="00deaa9e" style:font-name-asian="Times New Roman2" style:font-size-asian="14pt" style:font-name-complex="Times New Roman2" style:font-size-complex="14pt"/>
    </style:style>
    <style:style style:name="T18" style:family="text">
      <style:text-properties fo:font-variant="normal" fo:text-transform="none" fo:color="#2e2e2e" style:font-name="Times New Roman1" fo:font-size="14pt" fo:letter-spacing="normal" fo:language="ru" fo:country="RU" fo:font-style="normal" fo:font-weight="normal" officeooo:rsid="01050e70" style:font-name-asian="Times New Roman2" style:font-size-asian="14pt" style:font-name-complex="Times New Roman2" style:font-size-complex="14pt"/>
    </style:style>
    <style:style style:name="T19" style:family="text">
      <style:text-properties fo:font-variant="normal" fo:text-transform="none" fo:color="#2e2e2e" style:font-name="Times New Roman1" fo:font-size="14pt" fo:letter-spacing="normal" fo:language="ru" fo:country="RU" fo:font-style="normal" fo:font-weight="normal" officeooo:rsid="0106694d" style:font-name-asian="Times New Roman2" style:font-size-asian="14pt" style:font-name-complex="Times New Roman2" style:font-size-complex="14pt"/>
    </style:style>
    <style:style style:name="T20" style:family="text">
      <style:text-properties fo:font-variant="normal" fo:text-transform="none" fo:color="#2e2e2e" style:font-name="Times New Roman1" fo:font-size="14pt" fo:letter-spacing="normal" fo:language="en" fo:country="US" fo:font-style="normal" fo:font-weight="normal" officeooo:rsid="00deaa9e" style:font-name-asian="Times New Roman2" style:font-size-asian="14pt" style:font-name-complex="Times New Roman2" style:font-size-complex="14pt"/>
    </style:style>
    <style:style style:name="T21" style:family="text">
      <style:text-properties fo:font-variant="normal" fo:text-transform="none" fo:color="#2e2e2e" style:text-line-through-style="none" style:text-line-through-type="none" style:text-position="0% 100%" style:font-name="Times New Roman1" fo:font-size="14pt" fo:letter-spacing="normal" fo:font-style="normal" style:text-underline-style="none" fo:font-weight="normal" officeooo:rsid="00deaa9e" style:font-name-asian="Times New Roman2" style:font-size-asian="14pt" style:font-style-asian="normal" style:font-weight-asian="normal" style:font-name-complex="Times New Roman2" style:font-size-complex="14pt"/>
    </style:style>
    <style:style style:name="T22" style:family="text">
      <style:text-properties fo:font-variant="normal" fo:text-transform="none" fo:color="#2e2e2e" style:text-line-through-style="none" style:text-line-through-type="none" style:text-position="0% 100%" style:font-name="Times New Roman1" fo:font-size="14pt" fo:letter-spacing="normal" fo:font-style="normal" style:text-underline-style="none" fo:font-weight="normal" officeooo:rsid="01050e70" style:font-name-asian="Times New Roman2" style:font-size-asian="14pt" style:font-style-asian="normal" style:font-weight-asian="normal" style:font-name-complex="Times New Roman2" style:font-size-complex="14pt"/>
    </style:style>
    <style:style style:name="T23" style:family="text">
      <style:text-properties fo:font-variant="normal" fo:text-transform="none" fo:color="#2e2e2e" style:text-line-through-style="none" style:text-line-through-type="none" style:text-position="0% 100%" style:font-name="Times New Roman1" fo:font-size="14pt" fo:letter-spacing="normal" fo:font-style="normal" style:text-underline-style="none" fo:font-weight="normal" officeooo:rsid="01074caf" style:font-name-asian="Times New Roman2" style:font-size-asian="14pt" style:font-style-asian="normal" style:font-weight-asian="normal" style:font-name-complex="Times New Roman2" style:font-size-complex="14pt"/>
    </style:style>
    <style:style style:name="T24" style:family="text">
      <style:text-properties fo:font-variant="normal" fo:text-transform="none" fo:color="#2e2e2e" style:text-line-through-style="none" style:text-line-through-type="none" style:text-position="0% 100%" style:font-name="Times New Roman1" fo:font-size="14pt" fo:letter-spacing="normal" fo:font-style="normal" style:text-underline-style="none" fo:font-weight="normal" officeooo:rsid="0107feb0" style:font-name-asian="Times New Roman2" style:font-size-asian="14pt" style:font-style-asian="normal" style:font-weight-asian="normal" style:font-name-complex="Times New Roman2" style:font-size-complex="14pt"/>
    </style:style>
    <style:style style:name="T25" style:family="text">
      <style:text-properties fo:font-variant="normal" fo:text-transform="none" fo:color="#2e2e2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officeooo:rsid="00deaa9e" style:font-name-asian="Times New Roman2" style:font-size-asian="14pt" style:font-style-asian="normal" style:font-weight-asian="normal" style:font-name-complex="Times New Roman2" style:font-size-complex="14pt"/>
    </style:style>
    <style:style style:name="T26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27" style:family="text">
      <style:text-properties style:font-name="Times New Roman1" fo:font-size="14pt" fo:language="ru" fo:country="RU" officeooo:rsid="00288a77" style:font-name-asian="Times New Roman2" style:font-size-asian="14pt" style:font-name-complex="Times New Roman2" style:font-size-complex="14pt"/>
    </style:style>
    <style:style style:name="T28" style:family="text">
      <style:text-properties style:font-name="Times New Roman1" fo:font-size="14pt" fo:language="ru" fo:country="RU" officeooo:rsid="00b20b5c" style:font-name-asian="Times New Roman2" style:font-size-asian="14pt" style:font-name-complex="Times New Roman2" style:font-size-complex="14pt"/>
    </style:style>
    <style:style style:name="T29" style:family="text">
      <style:text-properties style:font-name="Times New Roman1" fo:font-size="14pt" fo:language="ru" fo:country="RU" officeooo:rsid="0027adbe" style:font-name-asian="Times New Roman2" style:font-size-asian="14pt" style:font-name-complex="Times New Roman2" style:font-size-complex="14pt"/>
    </style:style>
    <style:style style:name="T30" style:family="text">
      <style:text-properties style:font-name="Times New Roman1" fo:font-size="14pt" fo:language="ru" fo:country="RU" officeooo:rsid="00f18604" style:font-name-asian="Times New Roman2" style:font-size-asian="14pt" style:font-name-complex="Times New Roman2" style:font-size-complex="14pt"/>
    </style:style>
    <style:style style:name="T31" style:family="text">
      <style:text-properties style:font-name="Times New Roman1" fo:font-size="14pt" fo:language="ru" fo:country="RU" officeooo:rsid="00f1ee6b" style:font-name-asian="Times New Roman2" style:font-size-asian="14pt" style:font-name-complex="Times New Roman2" style:font-size-complex="14pt"/>
    </style:style>
    <style:style style:name="T32" style:family="text">
      <style:text-properties style:font-name="Times New Roman1" fo:font-size="14pt" fo:language="ru" fo:country="RU" officeooo:rsid="00f1fd99" style:font-name-asian="Times New Roman2" style:font-size-asian="14pt" style:font-name-complex="Times New Roman2" style:font-size-complex="14pt"/>
    </style:style>
    <style:style style:name="T33" style:family="text">
      <style:text-properties style:font-name="Times New Roman1" fo:font-size="14pt" fo:language="ru" fo:country="RU" officeooo:rsid="00f21416" style:font-name-asian="Times New Roman2" style:font-size-asian="14pt" style:font-name-complex="Times New Roman2" style:font-size-complex="14pt"/>
    </style:style>
    <style:style style:name="T34" style:family="text">
      <style:text-properties style:font-name="Times New Roman1" fo:font-size="16pt" fo:language="ru" fo:country="RU" style:font-name-asian="Times New Roman2" style:font-size-asian="16pt" style:font-name-complex="Times New Roman2" style:font-size-complex="16pt"/>
    </style:style>
    <style:style style:name="T35" style:family="text">
      <style:text-properties style:font-name="Times New Roman1" fo:font-size="16pt" fo:language="ru" fo:country="RU" officeooo:rsid="00eae9e1" style:font-name-asian="Times New Roman2" style:font-size-asian="16pt" style:font-name-complex="Times New Roman2" style:font-size-complex="16pt"/>
    </style:style>
    <style:style style:name="T36" style:family="text">
      <style:text-properties fo:color="#0563c1" style:font-name="Times New Roman1" fo:font-size="14pt" fo:language="ru" fo:country="RU" fo:font-style="italic" style:text-underline-style="solid" style:text-underline-width="auto" style:text-underline-color="font-color" style:font-name-asian="Times New Roman2" style:font-size-asian="14pt" style:font-style-asian="italic" style:font-name-complex="Times New Roman2" style:font-size-complex="14pt"/>
    </style:style>
    <style:style style:name="T37" style:family="text">
      <style:text-properties fo:color="#0000ff"/>
    </style:style>
    <style:style style:name="T38" style:family="text">
      <style:text-properties fo:language="en" fo:country="US" officeooo:rsid="00db47c9"/>
    </style:style>
    <style:style style:name="T39" style:family="text">
      <style:text-properties fo:color="#008000"/>
    </style:style>
    <style:style style:name="T40" style:family="text">
      <style:text-properties fo:color="#000040"/>
    </style:style>
    <style:style style:name="T41" style:family="text">
      <style:text-properties fo:color="#0000dd"/>
    </style:style>
    <style:style style:name="T42" style:family="text">
      <style:text-properties fo:color="#008080"/>
    </style:style>
    <style:style style:name="T43" style:family="text">
      <style:text-properties fo:color="#000080"/>
    </style:style>
    <style:style style:name="T44" style:family="text">
      <style:text-properties fo:color="#ff0000"/>
    </style:style>
    <style:style style:name="T45" style:family="text">
      <style:text-properties fo:color="#000099" fo:font-weight="bold"/>
    </style:style>
    <style:style style:name="T46" style:family="text">
      <style:text-properties fo:color="#800080"/>
    </style:style>
    <style:style style:name="T47" style:family="text">
      <style:text-properties fo:color="#2e2e2e" fo:letter-spacing="normal"/>
    </style:style>
    <style:style style:name="T48" style:family="text">
      <style:text-properties style:text-line-through-style="none" style:text-line-through-type="none" style:text-position="0% 100%" fo:language="ru" fo:country="RU" style:text-underline-style="none" style:font-name-asian="Times New Roman2" style:font-style-asian="normal" style:font-weight-asian="normal" style:font-name-complex="Times New Roman2"/>
    </style:style>
    <style:style style:name="T49" style:family="text">
      <style:text-properties style:text-line-through-style="none" style:text-line-through-type="none" style:text-position="0% 100%" style:text-underline-style="none" officeooo:rsid="00ff1c69" style:font-size-asian="14pt" style:font-style-asian="normal" style:font-weight-asian="normal" style:font-weight-complex="normal"/>
    </style:style>
    <style:style style:name="T50" style:family="text">
      <style:text-properties fo:color="#007788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ИНИСТЕРСТВО НАУКИ И ВЫСШЕГО ОБРАЗОВАНИЯ<text:line-break/> РОССИЙСКОЙ ФЕДЕРАЦИИ</text:p>
      <text:p text:style-name="P2">ФЕДЕРАЛЬНОЕ ГОСУДАРСТВЕННОЕ АВТОНОМНОЕ ОБРАЗОВАТЕЛЬНОЕ УЧРЕЖДЕНИЕ ВЫСШЕГО ОБРАЗОВАНИЯ</text:p>
      <text:p text:style-name="P2">НОВОСИБИРСКИЙ НАЦИОНАЛЬНЫЙ ИССЛЕДОВАТЕЛЬСКИЙ ГОСУДАРСТВЕННЫЙ УНИВЕРСИТЕТ</text:p>
      <text:p text:style-name="P4">Факультет информационных технологий</text:p>
      <text:p text:style-name="P5">Кафедра параллельных вычислений</text:p>
      <text:p text:style-name="P17"/>
      <text:p text:style-name="P18"/>
      <text:p text:style-name="P10">ОТЧЕТ</text:p>
      <text:p text:style-name="P12">О ВЫПОЛНЕНИИ ЛАБОРАТОРНОЙ РАБОТЫ</text:p>
      <text:p text:style-name="P6"/>
      <text:p text:style-name="P8"><text:span text:style-name="T48">«</text:span><text:bookmark text:name="page-title"/><text:span text:style-name="T47">Программирование многопоточных приложений. POSIX Threads</text:span><text:span text:style-name="T48">»</text:span></text:p>
      <text:p text:style-name="P6"/>
      <text:p text:style-name="P6">студента 2 курса, 19202 группы</text:p>
      <text:p text:style-name="P6"/>
      <text:p text:style-name="P9">Ивакина Александра Олеговича</text:p>
      <text:p text:style-name="P6"/>
      <text:p text:style-name="P3">Направление 09.03.01 – «Информатика и вычислительная техника»</text:p>
      <text:p text:style-name="P19"/>
      <text:p text:style-name="P18"/>
      <text:p text:style-name="P18"/>
      <text:p text:style-name="P23">Преподаватель:</text:p>
      <text:p text:style-name="P24"><text:span text:style-name="T26">к.т.н.</text:span><text:span text:style-name="T1">, доцент</text:span></text:p>
      <text:p text:style-name="P23">А.Ю. Власенко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6">Новосибирск 202<text:span text:style-name="T38">1</text:span></text:p>
      <text:p text:style-name="P11">СОДЕРЖАНИЕ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6"><text:a xlink:type="simple" xlink:href="#_gjdgxs" text:style-name="Index_20_Link" text:visited-style-name="Index_20_Link"><text:span text:style-name="T16">ЦЕЛЬ</text:span></text:a><text:a xlink:type="simple" xlink:href="#_gjdgxs" text:style-name="Index_20_Link" text:visited-style-name="Index_20_Link"><text:span text:style-name="T3"><text:tab/>4</text:span></text:a></text:p>
          <text:p text:style-name="P16"><text:a xlink:type="simple" xlink:href="#_30j0zll" text:style-name="Index_20_Link" text:visited-style-name="Index_20_Link"><text:span text:style-name="T16">ЗАДАНИЕ</text:span></text:a><text:a xlink:type="simple" xlink:href="#_30j0zll" text:style-name="Index_20_Link" text:visited-style-name="Index_20_Link"><text:span text:style-name="T3"><text:tab/>4</text:span></text:a></text:p>
          <text:p text:style-name="P16"><text:a xlink:type="simple" xlink:href="#_1fob9te" text:style-name="Index_20_Link" text:visited-style-name="Index_20_Link"><text:span text:style-name="T16">ОПИСАНИЕ РАБОТЫ</text:span></text:a><text:a xlink:type="simple" xlink:href="#_1fob9te" text:style-name="Index_20_Link" text:visited-style-name="Index_20_Link"><text:span text:style-name="T3"><text:tab/>5</text:span></text:a></text:p>
          <text:p text:style-name="P16"><text:a xlink:type="simple" xlink:href="#_3znysh7" text:style-name="Index_20_Link" text:visited-style-name="Index_20_Link"><text:span text:style-name="T16">ЗАКЛЮЧЕНИЕ</text:span></text:a><text:a xlink:type="simple" xlink:href="#_3znysh7" text:style-name="Index_20_Link" text:visited-style-name="Index_20_Link"><text:span text:style-name="T3"><text:tab/>6</text:span></text:a></text:p>
          <text:p text:style-name="P16"><text:a xlink:type="simple" xlink:href="#_2et92p0" text:style-name="Index_20_Link" text:visited-style-name="Index_20_Link"><text:span text:style-name="T16">Приложение 1.</text:span></text:a><text:a xlink:type="simple" xlink:href="#_2et92p0" text:style-name="Index_20_Link" text:visited-style-name="Index_20_Link"><text:span text:style-name="T36"> Код программы</text:span></text:a><text:a xlink:type="simple" xlink:href="#_2et92p0" text:style-name="Index_20_Link" text:visited-style-name="Index_20_Link"><text:span text:style-name="T3"><text:tab/>7</text:span></text:a></text:p>
        </text:index-body>
      </text:table-of-content>
      <text:p text:style-name="P7"/>
      <text:p text:style-name="P20"><text:bookmark text:name="_gjdgxs"/>ЦЕЛЬ</text:p>
      <text:p text:style-name="P14"><text:span text:style-name="T29"><text:tab/></text:span><text:span text:style-name="T17">Освоить разработку многопоточных программ с использованием POSIX Threads </text:span><text:span text:style-name="T18">на примере</text:span><text:span text:style-name="T20"> </text:span><text:span text:style-name="T17">задач</text:span><text:span text:style-name="T18">и</text:span><text:span text:style-name="T17"> динамического распределения работы между процессорами.</text:span></text:p>
      <text:p text:style-name="P13"><text:bookmark text:name="_30j0zll"/></text:p>
      <text:p text:style-name="P22">ЗАДАНИЕ</text:p>
      <text:p text:style-name="P15"><text:span text:style-name="T27"><text:tab/></text:span><text:span text:style-name="T28">Н</text:span><text:span text:style-name="T30">аписать </text:span><text:span text:style-name="T31">параллельную программу </text:span><text:span text:style-name="T32">с использованием</text:span><text:span text:style-name="T33"> </text:span><text:span text:style-name="T17">POSIX Threads, </text:span><text:span text:style-name="T19">реализующую систему, выполняющую список задачи и распределяющую нагрузку между процессами.</text:span></text:p>
      <text:p text:style-name="P1"><text:bookmark text:name="_1fob9te"/>ОПИСАНИЕ РАБОТЫ</text:p>
      <text:p text:style-name="P26"><text:span text:style-name="T4"><text:tab/>Была написана п</text:span><text:span text:style-name="T5">рограмма, вычисляющая задачи-заглушки, требующие времени для вычисления. Если один из процессов завершает работу, то он запрашивает задачку у другого. </text:span><text:span text:style-name="T6">Таким образом выполнение задач балансируется.</text:span></text:p>
      <text:p text:style-name="P27"><text:span text:style-name="T49"/></text:p>
      <text:p text:style-name="P27"><draw:frame draw:style-name="fr1" draw:name="Объект1" text:anchor-type="paragraph" svg:width="15.014cm" svg:height="2.963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49"/></text:p>
      <text:p text:style-name="P1"><text:bookmark text:name="_27fote4qsofj"/>ЗАКЛЮЧЕНИЕ</text:p>
      <text:p text:style-name="P28"><text:span text:style-name="T2"><text:tab/></text:span><text:span text:style-name="T13">В результате проделанной работы </text:span><text:span text:style-name="T14">был</text:span><text:span text:style-name="T15">а</text:span><text:span text:style-name="T14"> </text:span><text:span text:style-name="T15">р</text:span><text:span text:style-name="T21">азработ</text:span><text:span text:style-name="T23">ана</text:span><text:span text:style-name="T21"> многопоточн</text:span><text:span text:style-name="T23">ая</text:span><text:span text:style-name="T21"> программ</text:span><text:span text:style-name="T23">а</text:span><text:span text:style-name="T21"> с использованием POSIX Threads, </text:span><text:span text:style-name="T23">освоена задача динамического распределения работ</text:span><text:span text:style-name="T24">ы</text:span><text:span text:style-name="T23"> между процессорами.</text:span></text:p>
      <text:p text:style-name="P21"><text:bookmark text:name="_2et92p0"/><text:span text:style-name="T11">Приложение 1.</text:span><text:span text:style-name="T12"> </text:span><text:span text:style-name="T34">Код программ</text:span><text:span text:style-name="T35">ы</text:span></text:p>
      <text:p text:style-name="P40">#include &lt;stdio.h&gt;</text:p>
      <text:list xml:id="list2564250129" text:style-name="L2">
        <text:list-item>
          <text:p text:style-name="P30">#include &lt;stdlib.h&gt;</text:p>
        </text:list-item>
        <text:list-item>
          <text:p text:style-name="P30">#include &lt;math.h&gt;</text:p>
        </text:list-item>
        <text:list-item>
          <text:p text:style-name="P30">#include &lt;time.h&gt;</text:p>
        </text:list-item>
        <text:list-item>
          <text:p text:style-name="P30">#include &lt;string.h&gt;</text:p>
        </text:list-item>
        <text:list-item>
          <text:p text:style-name="P30">#include &lt;unistd.h&gt;</text:p>
        </text:list-item>
        <text:list-item>
          <text:p text:style-name="P30">#include &lt;pthread.h&gt;</text:p>
        </text:list-item>
        <text:list-item>
          <text:p text:style-name="P30">#include &lt;mpi.h&gt;</text:p>
        </text:list-item>
        <text:list-item>
          <text:p text:style-name="P32"> </text:p>
        </text:list-item>
        <text:list-item>
          <text:p text:style-name="P30">#define L 100</text:p>
        </text:list-item>
        <text:list-item>
          <text:p text:style-name="P30">#define TASK_SETS 3</text:p>
        </text:list-item>
        <text:list-item>
          <text:p text:style-name="P30">#define REQUEST 1</text:p>
        </text:list-item>
        <text:list-item>
          <text:p text:style-name="P30">#define ANSWER 2</text:p>
        </text:list-item>
        <text:list-item>
          <text:p text:style-name="P30">#define SUCCESS 100</text:p>
        </text:list-item>
        <text:list-item>
          <text:p text:style-name="P30">#define FAILURE 101</text:p>
        </text:list-item>
        <text:list-item>
          <text:p text:style-name="P30">#define ASKFORTASKS 200</text:p>
        </text:list-item>
        <text:list-item>
          <text:p text:style-name="P30">#define FINISH 300</text:p>
        </text:list-item>
        <text:list-item>
          <text:p text:style-name="P32"> </text:p>
        </text:list-item>
        <text:list-item>
          <text:p text:style-name="P34"><text:span text:style-name="T37">int</text:span> proc_num<text:span text:style-name="T42">;</text:span></text:p>
        </text:list-item>
        <text:list-item>
          <text:p text:style-name="P34"><text:span text:style-name="T37">int</text:span> rank<text:span text:style-name="T42">;</text:span></text:p>
        </text:list-item>
        <text:list-item>
          <text:p text:style-name="P32"> </text:p>
        </text:list-item>
        <text:list-item>
          <text:p text:style-name="P34">pthread_mutex_t my_mutex<text:span text:style-name="T42">;</text:span></text:p>
        </text:list-item>
        <text:list-item>
          <text:p text:style-name="P34"><text:span text:style-name="T37">long</text:span> <text:span text:style-name="T37">long</text:span><text:span text:style-name="T40">*</text:span> jobs<text:span text:style-name="T42">;</text:span></text:p>
        </text:list-item>
        <text:list-item>
          <text:p text:style-name="P34"><text:span text:style-name="T37">int</text:span> iteration <text:span text:style-name="T43">=</text:span> <text:span text:style-name="T41">0</text:span><text:span text:style-name="T42">;</text:span></text:p>
        </text:list-item>
        <text:list-item>
          <text:p text:style-name="P34"><text:span text:style-name="T37">int</text:span> iterations_total <text:span text:style-name="T43">=</text:span> <text:span text:style-name="T41">5</text:span><text:span text:style-name="T42">;</text:span></text:p>
        </text:list-item>
        <text:list-item>
          <text:p text:style-name="P34"><text:span text:style-name="T37">int</text:span> cur_task <text:span text:style-name="T43">=</text:span> <text:span text:style-name="T41">0</text:span><text:span text:style-name="T42">;</text:span></text:p>
        </text:list-item>
        <text:list-item>
          <text:p text:style-name="P34"><text:span text:style-name="T37">int</text:span> num_of_tasks<text:span text:style-name="T42">;</text:span></text:p>
        </text:list-item>
        <text:list-item>
          <text:p text:style-name="P32"> </text:p>
        </text:list-item>
        <text:list-item>
          <text:p text:style-name="P34"><text:span text:style-name="T37">void</text:span> make_job_list<text:span text:style-name="T39">(</text:span><text:span text:style-name="T37">int</text:span> rank, <text:span text:style-name="T37">int</text:span> proc_num<text:span text:style-name="T39">)</text:span><text:span text:style-name="T42">;</text:span></text:p>
        </text:list-item>
        <text:list-item>
          <text:p text:style-name="P32"> </text:p>
        </text:list-item>
        <text:list-item>
          <text:p text:style-name="P34"><text:span text:style-name="T37">int</text:span> ask_for_task<text:span text:style-name="T39">(</text:span><text:span text:style-name="T37">int</text:span> who<text:span text:style-name="T39">)</text:span> <text:span text:style-name="T39">{</text:span></text:p>
        </text:list-item>
        <text:list-item>
          <text:p text:style-name="P34">pthread_mutex_lock<text:span text:style-name="T39">(</text:span><text:span text:style-name="T40">&amp;</text:span>my_mutex<text:span text:style-name="T39">)</text:span><text:span text:style-name="T42">;</text:span></text:p>
        </text:list-item>
        <text:list-item>
          <text:p text:style-name="P34"><text:span text:style-name="T37">int</text:span> buf <text:span text:style-name="T43">=</text:span> ASKFORTASKS<text:span text:style-name="T42">;</text:span></text:p>
        </text:list-item>
        <text:list-item>
          <text:p text:style-name="P32"> </text:p>
        </text:list-item>
        <text:list-item>
          <text:p text:style-name="P34">pthread_mutex_unlock<text:span text:style-name="T39">(</text:span><text:span text:style-name="T40">&amp;</text:span>my_mutex<text:span text:style-name="T39">)</text:span><text:span text:style-name="T42">;</text:span></text:p>
        </text:list-item>
        <text:list-item>
          <text:p text:style-name="P38">// requesting</text:p>
        </text:list-item>
        <text:list-item>
          <text:p text:style-name="P34">MPI_Send<text:span text:style-name="T39">(</text:span><text:span text:style-name="T40">&amp;</text:span>buf, <text:span text:style-name="T41">1</text:span>, MPI_INT, who, REQUEST, MPI_COMM_WORLD<text:span text:style-name="T39">)</text:span><text:span text:style-name="T42">;</text:span></text:p>
        </text:list-item>
        <text:list-item>
          <text:p text:style-name="P34">MPI_Recv<text:span text:style-name="T39">(</text:span><text:span text:style-name="T40">&amp;</text:span>buf, <text:span text:style-name="T41">1</text:span>, MPI_INT, who, ANSWER, MPI_COMM_WORLD, MPI_STATUS_IGNORE<text:span text:style-name="T39">)</text:span><text:span text:style-name="T42">;</text:span></text:p>
        </text:list-item>
        <text:list-item>
          <text:p text:style-name="P32"> </text:p>
        </text:list-item>
        <text:list-item>
          <text:p text:style-name="P34"><text:span text:style-name="T37">int</text:span> job_got<text:span text:style-name="T42">;</text:span></text:p>
        </text:list-item>
        <text:list-item>
          <text:p text:style-name="P34"><text:span text:style-name="T37">if</text:span> <text:span text:style-name="T39">(</text:span>buf <text:span text:style-name="T43">==</text:span> FAILURE<text:span text:style-name="T39">)</text:span> <text:span text:style-name="T39">{</text:span></text:p>
        </text:list-item>
        <text:list-item>
          <text:p text:style-name="P38">//printf("Can't ask\n");</text:p>
        </text:list-item>
        <text:list-item>
          <text:p text:style-name="P34"><text:span text:style-name="T37">return</text:span> <text:span text:style-name="T41">0</text:span><text:span text:style-name="T42">;</text:span></text:p>
        </text:list-item>
        <text:list-item>
          <text:p text:style-name="P36">}</text:p>
        </text:list-item>
        <text:list-item>
          <text:p text:style-name="P34"><text:span text:style-name="T37">else</text:span> <text:span text:style-name="T39">{</text:span></text:p>
        </text:list-item>
        <text:list-item>
          <text:p text:style-name="P34">pthread_mutex_lock<text:span text:style-name="T39">(</text:span><text:span text:style-name="T40">&amp;</text:span>my_mutex<text:span text:style-name="T39">)</text:span><text:span text:style-name="T42">;</text:span></text:p>
        </text:list-item>
        <text:list-item>
          <text:p text:style-name="P34">MPI_Recv<text:span text:style-name="T39">(</text:span><text:span text:style-name="T40">&amp;</text:span>job_got, <text:span text:style-name="T41">1</text:span>, MPI_INT, who, ANSWER, MPI_COMM_WORLD, MPI_STATUS_IGNORE<text:span text:style-name="T39">)</text:span><text:span text:style-name="T42">;</text:span></text:p>
        </text:list-item>
        <text:list-item>
          <text:p text:style-name="P34">pthread_mutex_unlock<text:span text:style-name="T39">(</text:span><text:span text:style-name="T40">&amp;</text:span>my_mutex<text:span text:style-name="T39">)</text:span><text:span text:style-name="T42">;</text:span></text:p>
        </text:list-item>
        <text:list-item>
          <text:p text:style-name="P36"><text:soft-page-break/>}</text:p>
        </text:list-item>
        <text:list-item>
          <text:p text:style-name="P32"> </text:p>
        </text:list-item>
        <text:list-item>
          <text:p text:style-name="P38">//printf("Finished asking\n");</text:p>
        </text:list-item>
        <text:list-item>
          <text:p text:style-name="P34"><text:span text:style-name="T37">return</text:span> job_got<text:span text:style-name="T42">;</text:span></text:p>
        </text:list-item>
        <text:list-item>
          <text:p text:style-name="P36">}</text:p>
        </text:list-item>
        <text:list-item>
          <text:p text:style-name="P32"> </text:p>
        </text:list-item>
        <text:list-item>
          <text:p text:style-name="P34"><text:span text:style-name="T37">void</text:span><text:span text:style-name="T40">*</text:span> task_doer<text:span text:style-name="T39">(</text:span><text:span text:style-name="T37">void</text:span><text:span text:style-name="T40">*</text:span> a<text:span text:style-name="T39">)</text:span> <text:span text:style-name="T39">{</text:span></text:p>
        </text:list-item>
        <text:list-item>
          <text:p text:style-name="P34"><text:span text:style-name="T37">while</text:span> <text:span text:style-name="T39">(</text:span>iteration <text:span text:style-name="T43">&lt;</text:span> iterations_total<text:span text:style-name="T39">)</text:span> <text:span text:style-name="T39">{</text:span></text:p>
        </text:list-item>
        <text:list-item>
          <text:p text:style-name="P34"><text:span text:style-name="T37">if</text:span> <text:span text:style-name="T39">(</text:span>rank <text:span text:style-name="T43">==</text:span> <text:span text:style-name="T41">0</text:span><text:span text:style-name="T39">)</text:span> <text:span text:style-name="T39">{</text:span></text:p>
        </text:list-item>
        <text:list-item>
          <text:p text:style-name="P34"><text:span text:style-name="T41">printf</text:span><text:span text:style-name="T39">(</text:span><text:span text:style-name="T44">"------------------</text:span><text:span text:style-name="T45">\n</text:span><text:span text:style-name="T44">"</text:span><text:span text:style-name="T39">)</text:span><text:span text:style-name="T42">;</text:span></text:p>
        </text:list-item>
        <text:list-item>
          <text:p text:style-name="P36">}</text:p>
        </text:list-item>
        <text:list-item>
          <text:p text:style-name="P34"><text:span text:style-name="T37">double</text:span> start <text:span text:style-name="T43">=</text:span> MPI_Wtime<text:span text:style-name="T39">()</text:span><text:span text:style-name="T42">;</text:span></text:p>
        </text:list-item>
        <text:list-item>
          <text:p text:style-name="P38">// Making up tasks</text:p>
        </text:list-item>
        <text:list-item>
          <text:p text:style-name="P34">pthread_mutex_lock<text:span text:style-name="T39">(</text:span><text:span text:style-name="T40">&amp;</text:span>my_mutex<text:span text:style-name="T39">)</text:span><text:span text:style-name="T42">;</text:span></text:p>
        </text:list-item>
        <text:list-item>
          <text:p text:style-name="P34">make_job_list<text:span text:style-name="T39">(</text:span>rank, proc_num<text:span text:style-name="T39">)</text:span><text:span text:style-name="T42">;</text:span></text:p>
        </text:list-item>
        <text:list-item>
          <text:p text:style-name="P32"> </text:p>
        </text:list-item>
        <text:list-item>
          <text:p text:style-name="P38">// Doing tasks</text:p>
        </text:list-item>
        <text:list-item>
          <text:p text:style-name="P34"><text:span text:style-name="T37">while</text:span> <text:span text:style-name="T39">(</text:span>cur_task <text:span text:style-name="T43">&lt;</text:span> num_of_tasks<text:span text:style-name="T39">)</text:span> <text:span text:style-name="T39">{</text:span></text:p>
        </text:list-item>
        <text:list-item>
          <text:p text:style-name="P34"><text:span text:style-name="T37">int</text:span> difficulty <text:span text:style-name="T43">=</text:span> jobs<text:span text:style-name="T39">[</text:span>cur_task<text:span text:style-name="T39">]</text:span><text:span text:style-name="T42">;</text:span></text:p>
        </text:list-item>
        <text:list-item>
          <text:p text:style-name="P34">pthread_mutex_unlock<text:span text:style-name="T39">(</text:span><text:span text:style-name="T40">&amp;</text:span>my_mutex<text:span text:style-name="T39">)</text:span><text:span text:style-name="T42">;</text:span></text:p>
        </text:list-item>
        <text:list-item>
          <text:p text:style-name="P34"><text:span text:style-name="T37">for</text:span> <text:span text:style-name="T39">(</text:span><text:span text:style-name="T37">long</text:span> <text:span text:style-name="T37">long</text:span> i <text:span text:style-name="T43">=</text:span> <text:span text:style-name="T41">0</text:span><text:span text:style-name="T42">;</text:span> i <text:span text:style-name="T43">&lt;</text:span> difficulty<text:span text:style-name="T42">;</text:span> i<text:span text:style-name="T40">++</text:span><text:span text:style-name="T39">)</text:span> <text:span text:style-name="T39">{</text:span></text:p>
        </text:list-item>
        <text:list-item>
          <text:p text:style-name="P34"><text:span text:style-name="T37">int</text:span> result <text:span text:style-name="T43">=</text:span> <text:span text:style-name="T41">sqrt</text:span><text:span text:style-name="T39">(</text:span><text:span text:style-name="T41">cos</text:span><text:span text:style-name="T39">(</text:span>i<text:span text:style-name="T39">))</text:span><text:span text:style-name="T42">;</text:span></text:p>
        </text:list-item>
        <text:list-item>
          <text:p text:style-name="P36">}</text:p>
        </text:list-item>
        <text:list-item>
          <text:p text:style-name="P34">pthread_mutex_lock<text:span text:style-name="T39">(</text:span><text:span text:style-name="T40">&amp;</text:span>my_mutex<text:span text:style-name="T39">)</text:span><text:span text:style-name="T42">;</text:span></text:p>
        </text:list-item>
        <text:list-item>
          <text:p text:style-name="P34">cur_task<text:span text:style-name="T40">++</text:span><text:span text:style-name="T42">;</text:span></text:p>
        </text:list-item>
        <text:list-item>
          <text:p text:style-name="P36">}</text:p>
        </text:list-item>
        <text:list-item>
          <text:p text:style-name="P34">pthread_mutex_unlock<text:span text:style-name="T39">(</text:span><text:span text:style-name="T40">&amp;</text:span>my_mutex<text:span text:style-name="T39">)</text:span><text:span text:style-name="T42">;</text:span></text:p>
        </text:list-item>
        <text:list-item>
          <text:p text:style-name="P32"> </text:p>
        </text:list-item>
        <text:list-item>
          <text:p text:style-name="P38">//printf("I'm %d go ask\n", rank);</text:p>
        </text:list-item>
        <text:list-item>
          <text:p text:style-name="P38">// Finished, asking for tasks from others</text:p>
        </text:list-item>
        <text:list-item>
          <text:p text:style-name="P34"><text:span text:style-name="T37">int</text:span> job<text:span text:style-name="T42">;</text:span></text:p>
        </text:list-item>
        <text:list-item>
          <text:p text:style-name="P34"><text:span text:style-name="T37">for</text:span> <text:span text:style-name="T39">(</text:span><text:span text:style-name="T37">int</text:span> i <text:span text:style-name="T43">=</text:span> <text:span text:style-name="T41">0</text:span><text:span text:style-name="T42">;</text:span> i <text:span text:style-name="T43">&lt;</text:span> proc_num<text:span text:style-name="T42">;</text:span> i<text:span text:style-name="T40">++</text:span><text:span text:style-name="T39">)</text:span> <text:span text:style-name="T39">{</text:span></text:p>
        </text:list-item>
        <text:list-item>
          <text:p text:style-name="P34"><text:span text:style-name="T37">if</text:span> <text:span text:style-name="T39">(</text:span>i <text:span text:style-name="T40">!</text:span><text:span text:style-name="T43">=</text:span> rank<text:span text:style-name="T39">)</text:span> <text:span text:style-name="T39">{</text:span></text:p>
        </text:list-item>
        <text:list-item>
          <text:p text:style-name="P34"><text:span text:style-name="T37">if</text:span> <text:span text:style-name="T39">((</text:span>job <text:span text:style-name="T43">=</text:span> ask_for_task<text:span text:style-name="T39">(</text:span>i<text:span text:style-name="T39">))</text:span> <text:span text:style-name="T40">!</text:span><text:span text:style-name="T43">=</text:span> <text:span text:style-name="T41">0</text:span><text:span text:style-name="T39">)</text:span> <text:span text:style-name="T39">{</text:span></text:p>
        </text:list-item>
        <text:list-item>
          <text:p text:style-name="P34">pthread_mutex_lock<text:span text:style-name="T39">(</text:span><text:span text:style-name="T40">&amp;</text:span>my_mutex<text:span text:style-name="T39">)</text:span><text:span text:style-name="T42">;</text:span></text:p>
        </text:list-item>
        <text:list-item>
          <text:p text:style-name="P34">jobs<text:span text:style-name="T39">[</text:span>cur_task<text:span text:style-name="T39">]</text:span> <text:span text:style-name="T43">=</text:span> job<text:span text:style-name="T42">;</text:span></text:p>
        </text:list-item>
        <text:list-item>
          <text:p text:style-name="P34">num_of_tasks<text:span text:style-name="T40">++</text:span><text:span text:style-name="T42">;</text:span></text:p>
        </text:list-item>
        <text:list-item>
          <text:p text:style-name="P34">pthread_mutex_unlock<text:span text:style-name="T39">(</text:span><text:span text:style-name="T40">&amp;</text:span>my_mutex<text:span text:style-name="T39">)</text:span><text:span text:style-name="T42">;</text:span></text:p>
        </text:list-item>
        <text:list-item>
          <text:p text:style-name="P34"><text:span text:style-name="T37">continue</text:span><text:span text:style-name="T42">;</text:span></text:p>
        </text:list-item>
        <text:list-item>
          <text:p text:style-name="P36">}</text:p>
        </text:list-item>
        <text:list-item>
          <text:p text:style-name="P36">}</text:p>
        </text:list-item>
        <text:list-item>
          <text:p text:style-name="P36">}</text:p>
        </text:list-item>
        <text:list-item>
          <text:p text:style-name="P32"> </text:p>
        </text:list-item>
        <text:list-item>
          <text:p text:style-name="P34"><text:span text:style-name="T37">double</text:span> finish <text:span text:style-name="T43">=</text:span> MPI_Wtime<text:span text:style-name="T39">()</text:span><text:span text:style-name="T42">;</text:span></text:p>
        </text:list-item>
        <text:list-item>
          <text:p text:style-name="P34"><text:span text:style-name="T41">printf</text:span><text:span text:style-name="T39">(</text:span><text:span text:style-name="T44">"Time for proc %d of iteration %d: %lf</text:span><text:span text:style-name="T45">\n</text:span><text:span text:style-name="T44">"</text:span>, rank, iteration, finish <text:span text:style-name="T40">-</text:span> start<text:span text:style-name="T39">)</text:span><text:span text:style-name="T42">;</text:span></text:p>
        </text:list-item>
        <text:list-item>
          <text:p text:style-name="P32"> </text:p>
        </text:list-item>
        <text:list-item>
          <text:p text:style-name="P34">MPI_Barrier<text:span text:style-name="T39">(</text:span>MPI_COMM_WORLD<text:span text:style-name="T39">)</text:span><text:span text:style-name="T42">;</text:span></text:p>
        </text:list-item>
        <text:list-item>
          <text:p text:style-name="P32"> </text:p>
        </text:list-item>
        <text:list-item>
          <text:p text:style-name="P34">pthread_mutex_lock<text:span text:style-name="T39">(</text:span><text:span text:style-name="T40">&amp;</text:span>my_mutex<text:span text:style-name="T39">)</text:span><text:span text:style-name="T42">;</text:span></text:p>
        </text:list-item>
        <text:list-item>
          <text:p text:style-name="P38">//printf("I've done %d tasks\n", num_of_tasks);</text:p>
        </text:list-item>
        <text:list-item>
          <text:p text:style-name="P34">iteration<text:span text:style-name="T40">++</text:span><text:span text:style-name="T42">;</text:span></text:p>
        </text:list-item>
        <text:list-item>
          <text:p text:style-name="P34">pthread_mutex_unlock<text:span text:style-name="T39">(</text:span><text:span text:style-name="T40">&amp;</text:span>my_mutex<text:span text:style-name="T39">)</text:span><text:span text:style-name="T42">;</text:span></text:p>
        </text:list-item>
        <text:list-item>
          <text:p text:style-name="P36"><text:soft-page-break/>}</text:p>
        </text:list-item>
        <text:list-item>
          <text:p text:style-name="P32"> </text:p>
        </text:list-item>
        <text:list-item>
          <text:p text:style-name="P38">//printf("Finishing proccess doer\n");</text:p>
        </text:list-item>
        <text:list-item>
          <text:p text:style-name="P34">pthread_mutex_lock<text:span text:style-name="T39">(</text:span><text:span text:style-name="T40">&amp;</text:span>my_mutex<text:span text:style-name="T39">)</text:span><text:span text:style-name="T42">;</text:span></text:p>
        </text:list-item>
        <text:list-item>
          <text:p text:style-name="P34"><text:span text:style-name="T37">int</text:span> buf <text:span text:style-name="T43">=</text:span> FINISH<text:span text:style-name="T42">;</text:span></text:p>
        </text:list-item>
        <text:list-item>
          <text:p text:style-name="P34">pthread_mutex_unlock<text:span text:style-name="T39">(</text:span><text:span text:style-name="T40">&amp;</text:span>my_mutex<text:span text:style-name="T39">)</text:span><text:span text:style-name="T42">;</text:span></text:p>
        </text:list-item>
        <text:list-item>
          <text:p text:style-name="P34">MPI_Send<text:span text:style-name="T39">(</text:span><text:span text:style-name="T40">&amp;</text:span>buf, <text:span text:style-name="T41">1</text:span>, MPI_INT, rank, REQUEST, MPI_COMM_WORLD<text:span text:style-name="T39">)</text:span><text:span text:style-name="T42">;</text:span></text:p>
        </text:list-item>
        <text:list-item>
          <text:p text:style-name="P32"> </text:p>
        </text:list-item>
        <text:list-item>
          <text:p text:style-name="P32"> </text:p>
        </text:list-item>
        <text:list-item>
          <text:p text:style-name="P34"><text:span text:style-name="T37">return</text:span> <text:span text:style-name="T37">NULL</text:span><text:span text:style-name="T42">;</text:span></text:p>
        </text:list-item>
        <text:list-item>
          <text:p text:style-name="P36">}</text:p>
        </text:list-item>
        <text:list-item>
          <text:p text:style-name="P32"> </text:p>
        </text:list-item>
        <text:list-item>
          <text:p text:style-name="P34"><text:span text:style-name="T37">void</text:span><text:span text:style-name="T40">*</text:span> task_sender<text:span text:style-name="T39">(</text:span><text:span text:style-name="T37">void</text:span><text:span text:style-name="T40">*</text:span> a<text:span text:style-name="T39">)</text:span> <text:span text:style-name="T39">{</text:span></text:p>
        </text:list-item>
        <text:list-item>
          <text:p text:style-name="P38">//printf("I am task sender!\n");</text:p>
        </text:list-item>
        <text:list-item>
          <text:p text:style-name="P34">MPI_Status status<text:span text:style-name="T42">;</text:span></text:p>
        </text:list-item>
        <text:list-item>
          <text:p text:style-name="P34"><text:span text:style-name="T37">int</text:span> buf<text:span text:style-name="T42">;</text:span></text:p>
        </text:list-item>
        <text:list-item>
          <text:p text:style-name="P32"> </text:p>
        </text:list-item>
        <text:list-item>
          <text:p text:style-name="P34"><text:span text:style-name="T37">while</text:span><text:span text:style-name="T39">(</text:span>iteration <text:span text:style-name="T43">&lt;</text:span> iterations_total<text:span text:style-name="T39">)</text:span> <text:span text:style-name="T39">{</text:span></text:p>
        </text:list-item>
        <text:list-item>
          <text:p text:style-name="P34">MPI_Recv<text:span text:style-name="T39">(</text:span><text:span text:style-name="T40">&amp;</text:span>buf, <text:span text:style-name="T41">1</text:span>, MPI_INT, MPI_ANY_SOURCE, REQUEST, MPI_COMM_WORLD, <text:span text:style-name="T40">&amp;</text:span>status<text:span text:style-name="T39">)</text:span><text:span text:style-name="T42">;</text:span></text:p>
        </text:list-item>
        <text:list-item>
          <text:p text:style-name="P32"> </text:p>
        </text:list-item>
        <text:list-item>
          <text:p text:style-name="P34"><text:span text:style-name="T37">if</text:span> <text:span text:style-name="T39">(</text:span>buf <text:span text:style-name="T43">==</text:span> FINISH<text:span text:style-name="T39">)</text:span> <text:span text:style-name="T39">{</text:span></text:p>
        </text:list-item>
        <text:list-item>
          <text:p text:style-name="P38">//printf("Finishing proccess sender\n");</text:p>
        </text:list-item>
        <text:list-item>
          <text:p text:style-name="P34"><text:span text:style-name="T37">return</text:span> <text:span text:style-name="T37">NULL</text:span><text:span text:style-name="T42">;</text:span></text:p>
        </text:list-item>
        <text:list-item>
          <text:p text:style-name="P36">}</text:p>
        </text:list-item>
        <text:list-item>
          <text:p text:style-name="P32"> </text:p>
        </text:list-item>
        <text:list-item>
          <text:p text:style-name="P34">pthread_mutex_lock<text:span text:style-name="T39">(</text:span><text:span text:style-name="T40">&amp;</text:span>my_mutex<text:span text:style-name="T39">)</text:span><text:span text:style-name="T42">;</text:span></text:p>
        </text:list-item>
        <text:list-item>
          <text:p text:style-name="P32"> </text:p>
        </text:list-item>
        <text:list-item>
          <text:p text:style-name="P34"><text:span text:style-name="T37">if</text:span> <text:span text:style-name="T39">(</text:span>buf <text:span text:style-name="T43">==</text:span> ASKFORTASKS<text:span text:style-name="T39">)</text:span> <text:span text:style-name="T39">{</text:span></text:p>
        </text:list-item>
        <text:list-item>
          <text:p text:style-name="P34"><text:span text:style-name="T37">if</text:span> <text:span text:style-name="T39">(</text:span>cur_task <text:span text:style-name="T43">=</text:span> num_of_tasks <text:span text:style-name="T40">-</text:span> <text:span text:style-name="T41">1</text:span><text:span text:style-name="T39">)</text:span> <text:span text:style-name="T39">{</text:span></text:p>
        </text:list-item>
        <text:list-item>
          <text:p text:style-name="P38">//printf("No tasks to share\n");</text:p>
        </text:list-item>
        <text:list-item>
          <text:p text:style-name="P34">pthread_mutex_unlock<text:span text:style-name="T39">(</text:span><text:span text:style-name="T40">&amp;</text:span>my_mutex<text:span text:style-name="T39">)</text:span><text:span text:style-name="T42">;</text:span></text:p>
        </text:list-item>
        <text:list-item>
          <text:p text:style-name="P34">buf <text:span text:style-name="T43">=</text:span> FAILURE<text:span text:style-name="T42">;</text:span></text:p>
        </text:list-item>
        <text:list-item>
          <text:p text:style-name="P34">MPI_Send<text:span text:style-name="T39">(</text:span><text:span text:style-name="T40">&amp;</text:span>buf, <text:span text:style-name="T41">1</text:span>, MPI_INT, status.<text:span text:style-name="T50">MPI_SOURCE</text:span>, ANSWER, MPI_COMM_WORLD<text:span text:style-name="T39">)</text:span><text:span text:style-name="T42">;</text:span></text:p>
        </text:list-item>
        <text:list-item>
          <text:p text:style-name="P36">}</text:p>
        </text:list-item>
        <text:list-item>
          <text:p text:style-name="P34"><text:span text:style-name="T37">else</text:span> <text:span text:style-name="T39">{</text:span></text:p>
        </text:list-item>
        <text:list-item>
          <text:p text:style-name="P34"><text:span text:style-name="T41">printf</text:span><text:span text:style-name="T39">(</text:span><text:span text:style-name="T44">"Sending task</text:span><text:span text:style-name="T45">\n</text:span><text:span text:style-name="T44">"</text:span><text:span text:style-name="T39">)</text:span><text:span text:style-name="T42">;</text:span></text:p>
        </text:list-item>
        <text:list-item>
          <text:p text:style-name="P34">num_of_tasks<text:span text:style-name="T40">--</text:span><text:span text:style-name="T42">;</text:span></text:p>
        </text:list-item>
        <text:list-item>
          <text:p text:style-name="P34">pthread_mutex_unlock<text:span text:style-name="T39">(</text:span><text:span text:style-name="T40">&amp;</text:span>my_mutex<text:span text:style-name="T39">)</text:span><text:span text:style-name="T42">;</text:span></text:p>
        </text:list-item>
        <text:list-item>
          <text:p text:style-name="P34">buf <text:span text:style-name="T43">=</text:span> SUCCESS<text:span text:style-name="T42">;</text:span></text:p>
        </text:list-item>
        <text:list-item>
          <text:p text:style-name="P34"><text:span text:style-name="T37">int</text:span> new_task <text:span text:style-name="T43">=</text:span> jobs<text:span text:style-name="T39">[</text:span>num_of_tasks<text:span text:style-name="T39">]</text:span><text:span text:style-name="T42">;</text:span></text:p>
        </text:list-item>
        <text:list-item>
          <text:p text:style-name="P34">MPI_Send<text:span text:style-name="T39">(</text:span><text:span text:style-name="T40">&amp;</text:span>buf, <text:span text:style-name="T41">1</text:span>, MPI_INT, status.<text:span text:style-name="T50">MPI_SOURCE</text:span>, ANSWER, MPI_COMM_WORLD<text:span text:style-name="T39">)</text:span><text:span text:style-name="T42">;</text:span></text:p>
        </text:list-item>
        <text:list-item>
          <text:p text:style-name="P34">MPI_Send<text:span text:style-name="T39">(</text:span><text:span text:style-name="T40">&amp;</text:span>new_task, <text:span text:style-name="T41">1</text:span>, MPI_INT, status.<text:span text:style-name="T50">MPI_SOURCE</text:span>, ANSWER, MPI_COMM_WORLD<text:span text:style-name="T39">)</text:span><text:span text:style-name="T42">;</text:span></text:p>
        </text:list-item>
        <text:list-item>
          <text:p text:style-name="P36">}</text:p>
        </text:list-item>
        <text:list-item>
          <text:p text:style-name="P36">}</text:p>
        </text:list-item>
        <text:list-item>
          <text:p text:style-name="P36">}</text:p>
        </text:list-item>
        <text:list-item>
          <text:p text:style-name="P32"> </text:p>
        </text:list-item>
        <text:list-item>
          <text:p text:style-name="P34"><text:span text:style-name="T41">printf</text:span><text:span text:style-name="T39">(</text:span><text:span text:style-name="T44">"Task sender finished successfully</text:span><text:span text:style-name="T45">\n</text:span><text:span text:style-name="T44">"</text:span><text:span text:style-name="T39">)</text:span><text:span text:style-name="T42">;</text:span></text:p>
        </text:list-item>
        <text:list-item>
          <text:p text:style-name="P34"><text:span text:style-name="T37">return</text:span> <text:span text:style-name="T37">NULL</text:span><text:span text:style-name="T42">;</text:span></text:p>
        </text:list-item>
        <text:list-item>
          <text:p text:style-name="P36">}</text:p>
        </text:list-item>
        <text:list-item>
          <text:p text:style-name="P32"><text:soft-page-break/> </text:p>
        </text:list-item>
        <text:list-item>
          <text:p text:style-name="P34"><text:span text:style-name="T37">void</text:span> make_job_list<text:span text:style-name="T39">(</text:span><text:span text:style-name="T37">int</text:span> rank, <text:span text:style-name="T37">int</text:span> proc_num<text:span text:style-name="T39">)</text:span> <text:span text:style-name="T39">{</text:span></text:p>
        </text:list-item>
        <text:list-item>
          <text:p text:style-name="P34">num_of_tasks <text:span text:style-name="T43">=</text:span> <text:span text:style-name="T41">100</text:span> <text:span text:style-name="T40">*</text:span> proc_num<text:span text:style-name="T42">;</text:span></text:p>
        </text:list-item>
        <text:list-item>
          <text:p text:style-name="P34">cur_task <text:span text:style-name="T43">=</text:span> <text:span text:style-name="T41">0</text:span><text:span text:style-name="T42">;</text:span></text:p>
        </text:list-item>
        <text:list-item>
          <text:p text:style-name="P32"> </text:p>
        </text:list-item>
        <text:list-item>
          <text:p text:style-name="P34"><text:span text:style-name="T37">for</text:span> <text:span text:style-name="T39">(</text:span><text:span text:style-name="T37">int</text:span> i <text:span text:style-name="T43">=</text:span> <text:span text:style-name="T41">0</text:span><text:span text:style-name="T42">;</text:span> i <text:span text:style-name="T43">&lt;</text:span> num_of_tasks<text:span text:style-name="T42">;</text:span> i<text:span text:style-name="T40">++</text:span><text:span text:style-name="T39">)</text:span> <text:span text:style-name="T39">{</text:span></text:p>
        </text:list-item>
        <text:list-item>
          <text:p text:style-name="P38">//jobs[i] = (long long)(abs(50 - i %100) * abs(rank - (iteration % proc_num)) * L);</text:p>
        </text:list-item>
        <text:list-item>
          <text:p text:style-name="P34">jobs<text:span text:style-name="T39">[</text:span>i<text:span text:style-name="T39">]</text:span> <text:span text:style-name="T43">=</text:span> <text:span text:style-name="T39">(</text:span><text:span text:style-name="T37">long</text:span> <text:span text:style-name="T37">long</text:span><text:span text:style-name="T39">)</text:span><text:span text:style-name="T41">abs</text:span><text:span text:style-name="T39">(</text:span>rank <text:span text:style-name="T40">+</text:span> <text:span text:style-name="T41">pow</text:span><text:span text:style-name="T39">(</text:span><text:span text:style-name="T41">7</text:span>, iteration<text:span text:style-name="T39">)</text:span> <text:span text:style-name="T40">*</text:span> L<text:span text:style-name="T39">)</text:span><text:span text:style-name="T42">;</text:span></text:p>
        </text:list-item>
        <text:list-item>
          <text:p text:style-name="P36">}</text:p>
        </text:list-item>
        <text:list-item>
          <text:p text:style-name="P32"> </text:p>
        </text:list-item>
        <text:list-item>
          <text:p text:style-name="P34"><text:span text:style-name="T37">return</text:span><text:span text:style-name="T42">;</text:span></text:p>
        </text:list-item>
        <text:list-item>
          <text:p text:style-name="P36">}</text:p>
        </text:list-item>
        <text:list-item>
          <text:p text:style-name="P32"> </text:p>
        </text:list-item>
        <text:list-item>
          <text:p text:style-name="P32"> </text:p>
        </text:list-item>
        <text:list-item>
          <text:p text:style-name="P34"><text:span text:style-name="T37">int</text:span> main<text:span text:style-name="T39">(</text:span><text:span text:style-name="T37">int</text:span> argc, <text:span text:style-name="T37">char</text:span><text:span text:style-name="T40">**</text:span> argv<text:span text:style-name="T39">)</text:span> <text:span text:style-name="T39">{</text:span></text:p>
        </text:list-item>
        <text:list-item>
          <text:p text:style-name="P38">// SETTING UP</text:p>
        </text:list-item>
        <text:list-item>
          <text:p text:style-name="P34"><text:span text:style-name="T37">int</text:span> provided<text:span text:style-name="T42">;</text:span></text:p>
        </text:list-item>
        <text:list-item>
          <text:p text:style-name="P34">MPI_Init_thread<text:span text:style-name="T39">(</text:span><text:span text:style-name="T40">&amp;</text:span>argc, <text:span text:style-name="T40">&amp;</text:span>argv, MPI_THREAD_MULTIPLE, <text:span text:style-name="T40">&amp;</text:span>provided<text:span text:style-name="T39">)</text:span><text:span text:style-name="T42">;</text:span></text:p>
        </text:list-item>
        <text:list-item>
          <text:p text:style-name="P34">MPI_Comm_size<text:span text:style-name="T39">(</text:span>MPI_COMM_WORLD, <text:span text:style-name="T40">&amp;</text:span>proc_num<text:span text:style-name="T39">)</text:span><text:span text:style-name="T42">;</text:span></text:p>
        </text:list-item>
        <text:list-item>
          <text:p text:style-name="P34">MPI_Comm_rank<text:span text:style-name="T39">(</text:span>MPI_COMM_WORLD, <text:span text:style-name="T40">&amp;</text:span>rank<text:span text:style-name="T39">)</text:span><text:span text:style-name="T42">;</text:span></text:p>
        </text:list-item>
        <text:list-item>
          <text:p text:style-name="P32"> </text:p>
        </text:list-item>
        <text:list-item>
          <text:p text:style-name="P34">num_of_tasks <text:span text:style-name="T43">=</text:span> <text:span text:style-name="T41">100</text:span> <text:span text:style-name="T40">*</text:span> proc_num<text:span text:style-name="T42">;</text:span></text:p>
        </text:list-item>
        <text:list-item>
          <text:p text:style-name="P34">jobs <text:span text:style-name="T43">=</text:span> <text:span text:style-name="T39">(</text:span><text:span text:style-name="T37">long</text:span> <text:span text:style-name="T37">long</text:span><text:span text:style-name="T40">*</text:span><text:span text:style-name="T39">)</text:span><text:span text:style-name="T41">malloc</text:span><text:span text:style-name="T39">(</text:span>num_of_tasks <text:span text:style-name="T40">*</text:span> <text:span text:style-name="T41">sizeof</text:span><text:span text:style-name="T39">(</text:span><text:span text:style-name="T37">long</text:span> <text:span text:style-name="T37">long</text:span><text:span text:style-name="T39">))</text:span><text:span text:style-name="T42">;</text:span></text:p>
        </text:list-item>
        <text:list-item>
          <text:p text:style-name="P32"> </text:p>
        </text:list-item>
        <text:list-item>
          <text:p text:style-name="P34"><text:span text:style-name="T37">if</text:span> <text:span text:style-name="T39">(</text:span>provided <text:span text:style-name="T40">!</text:span><text:span text:style-name="T43">=</text:span> MPI_THREAD_MULTIPLE<text:span text:style-name="T39">)</text:span> <text:span text:style-name="T39">{</text:span></text:p>
        </text:list-item>
        <text:list-item>
          <text:p text:style-name="P34"><text:span text:style-name="T41">printf</text:span><text:span text:style-name="T39">(</text:span><text:span text:style-name="T44">"MPI can't get us requirements</text:span><text:span text:style-name="T45">\n</text:span><text:span text:style-name="T44">"</text:span><text:span text:style-name="T39">)</text:span><text:span text:style-name="T42">;</text:span></text:p>
        </text:list-item>
        <text:list-item>
          <text:p text:style-name="P34">MPI_Finalize<text:span text:style-name="T39">()</text:span><text:span text:style-name="T42">;</text:span></text:p>
        </text:list-item>
        <text:list-item>
          <text:p text:style-name="P34"><text:span text:style-name="T37">return</text:span> <text:span text:style-name="T41">1</text:span><text:span text:style-name="T42">;</text:span></text:p>
        </text:list-item>
        <text:list-item>
          <text:p text:style-name="P36">}</text:p>
        </text:list-item>
        <text:list-item>
          <text:p text:style-name="P32"> </text:p>
        </text:list-item>
        <text:list-item>
          <text:p text:style-name="P38">// Creating mutex</text:p>
        </text:list-item>
        <text:list-item>
          <text:p text:style-name="P34">pthread_mutex_init<text:span text:style-name="T39">(</text:span><text:span text:style-name="T40">&amp;</text:span>my_mutex, <text:span text:style-name="T37">NULL</text:span><text:span text:style-name="T39">)</text:span><text:span text:style-name="T42">;</text:span></text:p>
        </text:list-item>
        <text:list-item>
          <text:p text:style-name="P34">pthread_attr_t attributes<text:span text:style-name="T42">;</text:span></text:p>
        </text:list-item>
        <text:list-item>
          <text:p text:style-name="P34">pthread_t thread<text:span text:style-name="T39">[</text:span><text:span text:style-name="T41">2</text:span><text:span text:style-name="T39">]</text:span><text:span text:style-name="T42">;</text:span></text:p>
        </text:list-item>
        <text:list-item>
          <text:p text:style-name="P32"> </text:p>
        </text:list-item>
        <text:list-item>
          <text:p text:style-name="P34"><text:span text:style-name="T37">int</text:span> retval <text:span text:style-name="T43">=</text:span> pthread_attr_init<text:span text:style-name="T39">(</text:span><text:span text:style-name="T40">&amp;</text:span>attributes<text:span text:style-name="T39">)</text:span><text:span text:style-name="T42">;</text:span></text:p>
        </text:list-item>
        <text:list-item>
          <text:p text:style-name="P34"><text:span text:style-name="T37">if</text:span> <text:span text:style-name="T39">(</text:span>retval <text:span text:style-name="T40">!</text:span><text:span text:style-name="T43">=</text:span> <text:span text:style-name="T41">0</text:span><text:span text:style-name="T39">)</text:span> <text:span text:style-name="T39">{</text:span></text:p>
        </text:list-item>
        <text:list-item>
          <text:p text:style-name="P34"><text:span text:style-name="T41">printf</text:span><text:span text:style-name="T39">(</text:span><text:span text:style-name="T44">"Can't init attributes</text:span><text:span text:style-name="T45">\n</text:span><text:span text:style-name="T44">"</text:span><text:span text:style-name="T39">)</text:span><text:span text:style-name="T42">;</text:span></text:p>
        </text:list-item>
        <text:list-item>
          <text:p text:style-name="P34"><text:span text:style-name="T37">return</text:span> <text:span text:style-name="T41">1</text:span><text:span text:style-name="T42">;</text:span></text:p>
        </text:list-item>
        <text:list-item>
          <text:p text:style-name="P36">}</text:p>
        </text:list-item>
        <text:list-item>
          <text:p text:style-name="P34">retval <text:span text:style-name="T43">=</text:span> pthread_attr_setdetachstate<text:span text:style-name="T39">(</text:span><text:span text:style-name="T40">&amp;</text:span>attributes, PTHREAD_CREATE_JOINABLE<text:span text:style-name="T39">)</text:span><text:span text:style-name="T42">;</text:span></text:p>
        </text:list-item>
        <text:list-item>
          <text:p text:style-name="P34"><text:span text:style-name="T37">if</text:span> <text:span text:style-name="T39">(</text:span>retval <text:span text:style-name="T40">!</text:span><text:span text:style-name="T43">=</text:span> <text:span text:style-name="T41">0</text:span><text:span text:style-name="T39">)</text:span> <text:span text:style-name="T39">{</text:span></text:p>
        </text:list-item>
        <text:list-item>
          <text:p text:style-name="P34"><text:span text:style-name="T41">printf</text:span><text:span text:style-name="T39">(</text:span><text:span text:style-name="T44">"Can't set attributes</text:span><text:span text:style-name="T45">\n</text:span><text:span text:style-name="T44">"</text:span><text:span text:style-name="T39">)</text:span><text:span text:style-name="T42">;</text:span></text:p>
        </text:list-item>
        <text:list-item>
          <text:p text:style-name="P34"><text:span text:style-name="T37">return</text:span> <text:span text:style-name="T41">1</text:span><text:span text:style-name="T42">;</text:span></text:p>
        </text:list-item>
        <text:list-item>
          <text:p text:style-name="P36">}</text:p>
        </text:list-item>
        <text:list-item>
          <text:p text:style-name="P32"> </text:p>
        </text:list-item>
        <text:list-item>
          <text:p text:style-name="P38">// Starting division</text:p>
        </text:list-item>
        <text:list-item>
          <text:p text:style-name="P34">pthread_create<text:span text:style-name="T39">(</text:span><text:span text:style-name="T40">&amp;</text:span>thread<text:span text:style-name="T39">[</text:span><text:span text:style-name="T41">0</text:span><text:span text:style-name="T39">]</text:span>, <text:span text:style-name="T40">&amp;</text:span>attributes, task_sender, <text:span text:style-name="T37">NULL</text:span><text:span text:style-name="T39">)</text:span><text:span text:style-name="T42">;</text:span></text:p>
        </text:list-item>
        <text:list-item>
          <text:p text:style-name="P34">pthread_create<text:span text:style-name="T39">(</text:span><text:span text:style-name="T40">&amp;</text:span>thread<text:span text:style-name="T39">[</text:span><text:span text:style-name="T41">1</text:span><text:span text:style-name="T39">]</text:span>, <text:span text:style-name="T40">&amp;</text:span>attributes, task_doer, <text:span text:style-name="T37">NULL</text:span><text:span text:style-name="T39">)</text:span><text:span text:style-name="T42">;</text:span></text:p>
        </text:list-item>
        <text:list-item>
          <text:p text:style-name="P38">//task_doer();</text:p>
        </text:list-item>
        <text:list-item>
          <text:p text:style-name="P32"> </text:p>
        </text:list-item>
        <text:list-item>
          <text:p text:style-name="P34"><text:soft-page-break/>pthread_attr_destroy<text:span text:style-name="T39">(</text:span><text:span text:style-name="T40">&amp;</text:span>attributes<text:span text:style-name="T39">)</text:span><text:span text:style-name="T42">;</text:span></text:p>
        </text:list-item>
        <text:list-item>
          <text:p text:style-name="P32"> </text:p>
        </text:list-item>
        <text:list-item>
          <text:p text:style-name="P34">pthread_join<text:span text:style-name="T39">(</text:span>thread<text:span text:style-name="T39">[</text:span><text:span text:style-name="T41">0</text:span><text:span text:style-name="T39">]</text:span>, <text:span text:style-name="T37">NULL</text:span><text:span text:style-name="T39">)</text:span><text:span text:style-name="T42">;</text:span></text:p>
        </text:list-item>
        <text:list-item>
          <text:p text:style-name="P34">pthread_join<text:span text:style-name="T39">(</text:span>thread<text:span text:style-name="T39">[</text:span><text:span text:style-name="T41">1</text:span><text:span text:style-name="T39">]</text:span>, <text:span text:style-name="T37">NULL</text:span><text:span text:style-name="T39">)</text:span><text:span text:style-name="T42">;</text:span></text:p>
        </text:list-item>
        <text:list-item>
          <text:p text:style-name="P32"> </text:p>
        </text:list-item>
        <text:list-item>
          <text:p text:style-name="P34">pthread_mutex_destroy<text:span text:style-name="T39">(</text:span><text:span text:style-name="T40">&amp;</text:span>my_mutex<text:span text:style-name="T39">)</text:span><text:span text:style-name="T42">;</text:span></text:p>
        </text:list-item>
        <text:list-item>
          <text:p text:style-name="P32"> </text:p>
        </text:list-item>
        <text:list-item>
          <text:p text:style-name="P32"> </text:p>
        </text:list-item>
        <text:list-item>
          <text:p text:style-name="P34">MPI_Finalize<text:span text:style-name="T39">()</text:span><text:span text:style-name="T42">;</text:span></text:p>
        </text:list-item>
        <text:list-item>
          <text:p text:style-name="P34"><text:span text:style-name="T41">free</text:span><text:span text:style-name="T39">(</text:span>jobs<text:span text:style-name="T39">)</text:span><text:span text:style-name="T42">;</text:span></text:p>
        </text:list-item>
        <text:list-item>
          <text:p text:style-name="P32"> </text:p>
        </text:list-item>
        <text:list-item>
          <text:p text:style-name="P34"><text:span text:style-name="T37">return</text:span> <text:span text:style-name="T41">0</text:span><text:span text:style-name="T42">;</text:span></text:p>
        </text:list-item>
        <text:list-item>
          <text:p text:style-name="P36">}</text:p>
        </text:list-item>
        <text:list-item>
          <text:p text:style-name="P32"> </text:p>
        </text:list-item>
      </text:list>
      <text:p text:style-name="P3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Courier, mono, serif"/>
    <style:font-face style:name="Times New Roman" svg:font-family="'Times New Roman'"/>
    <style:font-face style:name="Trebuchet MS" svg:font-family="'Trebuchet MS', 'Helvetica Neue', Arial, Helvetica, sans-serif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ru" fo:country="RU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 LibreOffice_project/057fc023c990d676a43019934386b85b21a9ee99</meta:generator>
    <dc:date>2021-05-30T19:58:52.274000000</dc:date>
    <meta:editing-duration>PT9H22M39S</meta:editing-duration>
    <meta:editing-cycles>221</meta:editing-cycles>
    <meta:document-statistic meta:table-count="0" meta:image-count="0" meta:object-count="1" meta:page-count="10" meta:paragraph-count="244" meta:word-count="901" meta:character-count="6531" meta:non-whitespace-character-count="600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26.41mm"/>
    </style:style>
    <style:style style:name="co3" style:family="table-column">
      <style:table-column-properties fo:break-before="auto" style:column-width="31.57mm"/>
    </style:style>
    <style:style style:name="co4" style:family="table-column">
      <style:table-column-properties fo:break-before="auto" style:column-width="35.95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/>
          <table:table-cell table:style-name="Default" office:value-type="string" calcext:value-type="string">
            <text:p>Proc 0</text:p>
          </table:table-cell>
          <table:table-cell table:style-name="Default" office:value-type="string" calcext:value-type="string">
            <text:p>Proc 1</text:p>
          </table:table-cell>
          <table:table-cell table:style-name="Default" office:value-type="string" calcext:value-type="string">
            <text:p>Proc 2</text:p>
          </table:table-cell>
          <table:table-cell table:style-name="Default" office:value-type="string" calcext:value-type="string">
            <text:p>Proc 3</text:p>
          </table:table-cell>
        </table:table-row>
        <table:table-row table:style-name="ro1">
          <table:table-cell office:value-type="string" calcext:value-type="string">
            <text:p>Iter 0</text:p>
          </table:table-cell>
          <table:table-cell office:value-type="string" calcext:value-type="string">
            <text:p>0.038278 </text:p>
          </table:table-cell>
          <table:table-cell office:value-type="string" calcext:value-type="string">
            <text:p>0.017995 </text:p>
          </table:table-cell>
          <table:table-cell office:value-type="string" calcext:value-type="string">
            <text:p>0.025821 </text:p>
          </table:table-cell>
          <table:table-cell office:value-type="string" calcext:value-type="string">
            <text:p>0.020842 </text:p>
          </table:table-cell>
        </table:table-row>
        <table:table-row table:style-name="ro1">
          <table:table-cell office:value-type="string" calcext:value-type="string">
            <text:p>Iter 1</text:p>
          </table:table-cell>
          <table:table-cell office:value-type="string" calcext:value-type="string">
            <text:p>0.083723 </text:p>
          </table:table-cell>
          <table:table-cell office:value-type="string" calcext:value-type="string">
            <text:p>0.042685 </text:p>
          </table:table-cell>
          <table:table-cell office:value-type="string" calcext:value-type="string">
            <text:p>0.081372 </text:p>
          </table:table-cell>
          <table:table-cell office:value-type="string" calcext:value-type="string">
            <text:p>0.048164 </text:p>
          </table:table-cell>
        </table:table-row>
        <table:table-row table:style-name="ro1">
          <table:table-cell office:value-type="string" calcext:value-type="string">
            <text:p>Iter 2</text:p>
          </table:table-cell>
          <table:table-cell office:value-type="string" calcext:value-type="string">
            <text:p>0.286399 </text:p>
          </table:table-cell>
          <table:table-cell office:value-type="string" calcext:value-type="string">
            <text:p>0.294967 </text:p>
          </table:table-cell>
          <table:table-cell office:value-type="string" calcext:value-type="string">
            <text:p>0.276956 </text:p>
          </table:table-cell>
          <table:table-cell office:value-type="string" calcext:value-type="string">
            <text:p>0.316238 </text:p>
          </table:table-cell>
        </table:table-row>
        <table:table-row table:style-name="ro1">
          <table:table-cell office:value-type="string" calcext:value-type="string">
            <text:p>Iter 3</text:p>
          </table:table-cell>
          <table:table-cell office:value-type="string" calcext:value-type="string">
            <text:p>2.080227 </text:p>
          </table:table-cell>
          <table:table-cell office:value-type="string" calcext:value-type="string">
            <text:p>2.110746 </text:p>
          </table:table-cell>
          <table:table-cell office:value-type="string" calcext:value-type="string">
            <text:p>2.087500 </text:p>
          </table:table-cell>
          <table:table-cell office:value-type="string" calcext:value-type="string">
            <text:p>2.052451 </text:p>
          </table:table-cell>
        </table:table-row>
        <table:table-row table:style-name="ro1">
          <table:table-cell office:value-type="string" calcext:value-type="string">
            <text:p>Iter 4</text:p>
          </table:table-cell>
          <table:table-cell office:value-type="string" calcext:value-type="string">
            <text:p>15.029162 </text:p>
          </table:table-cell>
          <table:table-cell office:value-type="string" calcext:value-type="string">
            <text:p>15.045031 </text:p>
          </table:table-cell>
          <table:table-cell office:value-type="string" calcext:value-type="string">
            <text:p>14.985988 </text:p>
          </table:table-cell>
          <table:table-cell office:value-type="string" calcext:value-type="string">
            <text:p>15.025928 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.00.0000</text:date>, <text:time style:data-style-name="N2" text:time-value="19:47:59.42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